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3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26" style:family="table-cell" style:parent-style-name="Default">
      <style:text-properties fo:color="#808080"/>
    </style:style>
    <style:style style:name="ce19" style:family="table-cell" style:parent-style-name="Default">
      <style:text-properties fo:color="#000000"/>
    </style:style>
    <style:style style:name="ce17" style:family="table-cell" style:parent-style-name="Default">
      <style:text-properties fo:color="#000080"/>
    </style:style>
    <style:style style:name="ce12" style:family="table-cell" style:parent-style-name="Default">
      <style:text-properties fo:color="#800080"/>
    </style:style>
    <style:style style:name="ce15" style:family="table-cell" style:parent-style-name="Default">
      <style:text-properties fo:color="#ff00ff"/>
    </style:style>
    <style:style style:name="ce16" style:family="table-cell" style:parent-style-name="Default">
      <style:text-properties fo:color="#008080"/>
    </style:style>
    <style:style style:name="ce14" style:family="table-cell" style:parent-style-name="Default">
      <style:text-properties fo:color="#ffd320"/>
    </style:style>
    <style:style style:name="ce13" style:family="table-cell" style:parent-style-name="Default">
      <style:text-properties fo:color="#ff950e"/>
    </style:style>
    <style:style style:name="ce34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fo:color="#800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9"/>
        <table:table-column table:style-name="co6" table:number-columns-repeated="16379" table:default-cell-style-name="ce19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MV1A Name</text:p>
          </table:table-cell>
          <table:table-cell table:style-name="ce1" office:value-type="string" calcext:value-type="string">
            <text:p>CD 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4"/>
          <table:table-cell table:style-name="ce34" office:value-type="string" calcext:value-type="string">
            <text:p>top-left to bottom-left</text:p>
          </table:table-cell>
          <table:table-cell table:style-name="ce34" table:number-columns-repeated="3"/>
          <table:table-cell/>
          <table:table-cell table:style-name="ce34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Top-left</text:p>
          </table:table-cell>
          <table:table-cell office:value-type="string" calcext:value-type="string">
            <text:p>P33333333P222222221P222333311P222111111P</text:p>
          </table:table-cell>
          <table:table-cell table:number-columns-repeated="1637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D7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style-name="Default"/>
          <table:table-cell office:value-type="string" calcext:value-type="string">
            <text:p>P11111111P11111111PP111111111P111111P2PP</text:p>
          </table:table-cell>
          <table:table-cell table:number-columns-repeated="1637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D6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P22PP1111P112132222P212222222P222222222P</text:p>
          </table:table-cell>
          <table:table-cell table:number-columns-repeated="1637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D5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P22222222P22211111PP11111P111P133333333P</text:p>
          </table:table-cell>
          <table:table-cell table:number-columns-repeated="1637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1=Output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2"/>
          <table:table-cell office:value-type="string" calcext:value-type="string">
            <text:p>P=Power</text:p>
          </table:table-cell>
          <table:table-cell table:number-columns-repeated="1637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A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office:value-type="string" calcext:value-type="string">
            <text:p>3=Bidir</text:p>
          </table:table-cell>
          <table:table-cell table:number-columns-repeated="1637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UD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office:value-type="string" calcext:value-type="string">
            <text:p>2=Input</text:p>
          </table:table-cell>
          <table:table-cell table:number-columns-repeated="1637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D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RW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F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SCOR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MUTE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SBSO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6"/>
          <table:table-cell table:style-name="ce21" office:value-type="string" calcext:value-type="string">
            <text:p>EXCK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LRC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BCL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21" office:value-type="string" calcext:value-type="string">
            <text:p>CDDB0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/>
          <table:table-cell table:style-name="ce21" office:value-type="string" calcext:value-type="string">
            <text:p>CDDB1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21" office:value-type="string" calcext:value-type="string">
            <text:p>CDDB2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CDDB3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/>
          <table:table-cell table:style-name="ce21" office:value-type="string" calcext:value-type="string">
            <text:p>HOCK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Default"/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D0 of FF016D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CDIRQ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LMUTE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CDC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UTWR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P1RD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7 /OE L - REG_P1CNT</text:p>
          </table:table-cell>
          <table:table-cell table:number-columns-repeated="1637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P2RD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7 /OE H - REG_P2CNT</text:p>
          </table:table-cell>
          <table:table-cell table:number-columns-repeated="1637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string" calcext:value-type="string">
            <text:p>STATRD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8 /OE H - Read REG_STATUS_B $380000</text:p>
          </table:table-cell>
          <table:table-cell table:number-columns-repeated="1637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XCIO0 range read -111x1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ROMZONE or SROMCS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11111111P11111111PP111111111P111111P2PPP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VOC9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VOC9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OC9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OC9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VOC9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Low when accessing several different regions</text:p>
          </table:table-cell>
          <table:table-cell table:number-columns-repeated="1637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DRAMOE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 - MV1A GA11 DIR H - 68k data - Inverted RW signal</text:p>
          </table:table-cell>
          <table:table-cell table:number-columns-repeated="1637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<text:span text:style-name="T1">MV1A GA4 DIR L and H - Palette - Buffered RW signal</text:span></text:p>
          </table:table-cell>
          <table:table-cell table:style-name="ce12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Read upper - active low</text:p>
          </table:table-cell>
          <table:table-cell table:number-columns-repeated="1637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WWL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office:value-type="string" calcext:value-type="string">
            <text:p>Write upper - active low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Read lower - active low</text:p>
          </table:table-cell>
          <table:table-cell table:number-columns-repeated="1637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WWU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<text:span text:style-name="T1">Write lower</text:span><text:span text:style-name="T2"> - active low</text:span></text:p>
          </table:table-cell>
          <table:table-cell table:number-columns-repeated="1637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string" calcext:value-type="string">
            <text:p>SROMOE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<text:span text:style-name="T1">System ROM /OE - Any read</text:span><text:span text:style-name="T2"> - active low</text:span>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Any write - active low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Any access - active low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GRC8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nable upload zone Exxxxx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/>
          <table:table-cell office:value-type="string" calcext:value-type="string">
            <text:p>OUT</text:p>
          </table:table-cell>
          <table:table-cell table:style-name="ce12" office:value-type="string" calcext:value-type="string">
            <text:p>XCIO0 range read -000xx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GRC1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/LSPOE - UDS reads from 3C0000-3D0000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RC18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/LSPWE - UDS writes to 3C0000-3D0000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TW1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BITW1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TW0</text:p>
          </table:table-cell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BITW0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FC12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pload zone access - Active low Exxxxx</text:p>
          </table:table-cell>
          <table:table-cell table:number-columns-repeated="1637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SROMCS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System ROM /CS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Zone Axxxxx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Memcard zone 8xxxxx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Palette zone 4xxxxx</text:p>
          </table:table-cell>
          <table:table-cell table:number-columns-repeated="1637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ORTOE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art ROM /OE</text:p>
          </table:table-cell>
          <table:table-cell table:number-columns-repeated="1637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OMOE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art ROM /OE</text:p>
          </table:table-cell>
          <table:table-cell table:number-columns-repeated="1637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string" calcext:value-type="string">
            <text:p>PAL WR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string" calcext:value-type="string">
            <text:p>PALBNK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Palette bank</text:p>
          </table:table-cell>
          <table:table-cell table:number-columns-repeated="1637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SHADOW</text:p>
          </table:table-cell>
          <table:table-cell table:style-name="ce2"/>
          <table:table-cell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68KCLK</text:p>
          </table:table-cell>
          <table:table-cell table:style-name="ce6" office:value-type="string" calcext:value-type="string">
            <text:p>IN</text:p>
          </table:table-cell>
          <table:table-cell table:style-name="ce15" office:value-type="string" calcext:value-type="string">
            <text:p>Clock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22PP1111P112132222P212222222P222222222P</text:p>
          </table:table-cell>
          <table:table-cell table:number-columns-repeated="16378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number-columns-repeated="2" table:style-name="ce10" office:value-type="string" calcext:value-type="string">
            <text:p>RESET</text:p>
          </table:table-cell>
          <table:table-cell table:style-name="ce10" office:value-type="string" calcext:value-type="string">
            <text:p>IN</text:p>
          </table:table-cell>
          <table:table-cell table:style-name="ce16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3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2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1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0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23I</text:p>
          </table:table-cell>
          <table:table-cell table:style-name="ce2" office:value-type="string" calcext:value-type="string">
            <text:p>GRC129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22I</text:p>
          </table:table-cell>
          <table:table-cell table:style-name="ce2" office:value-type="string" calcext:value-type="string">
            <text:p>GRC128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2" office:value-type="string" calcext:value-type="string">
            <text:p>DTACK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string" calcext:value-type="string">
            <text:p>XDTACK</text:p>
          </table:table-cell>
          <table:table-cell table:style-name="ce2" office:value-type="string" calcext:value-type="string">
            <text:p>BIDIR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OFC119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DTACK related</text:p>
          </table:table-cell>
          <table:table-cell table:number-columns-repeated="1637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SUD1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DTACK related</text:p>
          </table:table-cell>
          <table:table-cell table:number-columns-repeated="1637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OC7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DTACK related</text:p>
          </table:table-cell>
          <table:table-cell table:number-columns-repeated="1637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XOWN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XIACK4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CD IRQ acknowledge</text:p>
          </table:table-cell>
          <table:table-cell table:number-columns-repeated="1637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XIRQ4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D IRQ trigger</text:p>
          </table:table-cell>
          <table:table-cell table:number-columns-repeated="1637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5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</text:p>
          </table:table-cell>
          <table:table-cell table:number-columns-repeated="1637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4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 FF018x</text:p>
          </table:table-cell>
          <table:table-cell table:number-columns-repeated="1637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3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 FF016x</text:p>
          </table:table-cell>
          <table:table-cell table:number-columns-repeated="1637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0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5" office:value-type="string" calcext:value-type="string">
            <text:p>A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5" office:value-type="string" calcext:value-type="string">
            <text:p>A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5" office:value-type="string" calcext:value-type="string">
            <text:p>A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table:style-name="ce5" office:value-type="string" calcext:value-type="string">
            <text:p>A4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/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/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/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5" office:value-type="string" calcext:value-type="string">
            <text:p>A8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5" office:value-type="string" calcext:value-type="string">
            <text:p>A9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5" office:value-type="string" calcext:value-type="string">
            <text:p>A10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5" office:value-type="string" calcext:value-type="string">
            <text:p>A1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5" office:value-type="string" calcext:value-type="string">
            <text:p>A1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22222222P22211111PP11111P111P133333333P</text:p>
          </table:table-cell>
          <table:table-cell table:number-columns-repeated="1637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number-columns-repeated="2" table:style-name="ce5" office:value-type="string" calcext:value-type="string">
            <text:p>A1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string" calcext:value-type="string">
            <text:p>A14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number-columns-repeated="2" table:style-name="ce5" office:value-type="string" calcext:value-type="string">
            <text:p>A15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 table:style-name="ce5" office:value-type="string" calcext:value-type="string">
            <text:p>A16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number-columns-repeated="2" table:style-name="ce5" office:value-type="string" calcext:value-type="string">
            <text:p>A17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number-columns-repeated="2" table:style-name="ce5" office:value-type="string" calcext:value-type="string">
            <text:p>A18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string" calcext:value-type="string">
            <text:p>A19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number-columns-repeated="2" table:style-name="ce5" office:value-type="string" calcext:value-type="string">
            <text:p>A20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 table:style-name="ce5" office:value-type="string" calcext:value-type="string">
            <text:p>A2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string" calcext:value-type="string">
            <text:p>A2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number-columns-repeated="2" table:style-name="ce5" office:value-type="string" calcext:value-type="string">
            <text:p>A2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4" office:value-type="string" calcext:value-type="string">
            <text:p>DRAM A0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/>
          <table:table-cell table:style-name="ce4" office:value-type="string" calcext:value-type="string">
            <text:p>DRAM A1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/>
          <table:table-cell table:style-name="ce4" office:value-type="string" calcext:value-type="string">
            <text:p>DRAM A2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string" calcext:value-type="string">
            <text:p>DRAM A3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/>
          <table:table-cell table:style-name="ce4" office:value-type="string" calcext:value-type="string">
            <text:p>DRAM A4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/>
          <table:table-cell table:style-name="ce4" office:value-type="string" calcext:value-type="string">
            <text:p>DRAM A5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table:style-name="ce4" office:value-type="string" calcext:value-type="string">
            <text:p>DRAM A6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/>
          <table:table-cell table:style-name="ce4" office:value-type="string" calcext:value-type="string">
            <text:p>DRAM A7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/>
          <table:table-cell table:style-name="ce4" office:value-type="string" calcext:value-type="string">
            <text:p>DRAM A8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/>
          <table:table-cell table:style-name="ce4" office:value-type="string" calcext:value-type="string">
            <text:p>DRAM A9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string" calcext:value-type="string">
            <text:p>CAS34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string" calcext:value-type="string">
            <text:p>CAS12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string" calcext:value-type="string">
            <text:p>RAS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2" office:value-type="string" calcext:value-type="string">
            <text:p>DRAM WR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table:style-name="ce11"/>
          <table:table-cell table:style-name="ce11" office:value-type="string" calcext:value-type="string">
            <text:p>D15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table:style-name="ce11"/>
          <table:table-cell table:style-name="ce11" office:value-type="string" calcext:value-type="string">
            <text:p>D14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table:style-name="ce11"/>
          <table:table-cell table:style-name="ce11" office:value-type="string" calcext:value-type="string">
            <text:p>D13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D12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table:style-name="ce11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11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table:style-name="ce11"/>
          <table:table-cell table:style-name="ce11" office:value-type="string" calcext:value-type="string">
            <text:p>D9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11"/>
          <table:table-cell table:style-name="ce11" office:value-type="string" calcext:value-type="string">
            <text:p>D8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 table:number-rows-repeated="10484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3-10-09T15:46:37.810000000</dc:date>
    <meta:editing-duration>P39DT19H31M8S</meta:editing-duration>
    <meta:editing-cycles>77</meta:editing-cycles>
    <meta:generator>LibreOffice/7.4.1.2$Windows_X86_64 LibreOffice_project/3c58a8f3a960df8bc8fd77b461821e42c061c5f0</meta:generator>
    <meta:document-statistic meta:table-count="1" meta:cell-count="671" meta:object-count="0"/>
  </office:meta>
</office:document-meta>
</file>